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tro</text:p>
      <text:p text:style-name="Normal">Transformers form a core part of modern technology, being used for impedance matching within electronics and electricity transmission on the grid.<text:s/>In<text:s/>both<text:s/>systems, the efficiency and performance are determined by how the<text:s/>transformer<text:s/>responds to an applied magnetic field. This response is described by the relationship between the magnetic flux density<text:s/>$B$<text:s/>and the magnetising field<text:s/>$H$, known as the B–H curve.<text:s/>By altering the core of the transformer its properties can be changed.<text:s/>For ferromagnetic materials, the B–H curve is non-linear and exhibits hysteresis<text:s/>[X].<text:s/>$\\$</text:p>
      <text:p text:style-name="Normal">[insert hysteresis curve]<text:s/>$\\$</text:p>
      <text:p text:style-name="Normal">The most efficient transformers are made by having a high magnetic susceptibility ($\mu_r$). In section<text:s/>2<text:s/>of this report we will<text:s/>go through the relevant theory. Then the experimental setup in section 3 followed by the results it has yielded in section 4 penultimately the analysis of these and their comparison against theoretical expectations in section 5 and finally the conclus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nil shah</meta:initial-creator>
    <dc:creator>shanil shah</dc:creator>
    <meta:creation-date>2025-11-27T14:22:00Z</meta:creation-date>
    <dc:date>2025-11-27T16:04:00Z</dc:date>
    <meta:template xlink:href="Normal.dotm" xlink:type="simple"/>
    <meta:editing-cycles>1</meta:editing-cycles>
    <meta:editing-duration>PT6120S</meta:editing-duration>
    <meta:document-statistic meta:page-count="1" meta:paragraph-count="1" meta:word-count="148" meta:character-count="995" meta:row-count="7" meta:non-whitespace-character-count="848"/>
  </office:meta>
</office:document-meta>
</file>